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默认-subtitle">
      <style:graphic-properties draw:fill-color="#ffffff" fo:min-height="9.134cm"/>
      <style:paragraph-properties style:writing-mode="lr-tb"/>
    </style:style>
    <style:style style:name="pr2" style:family="presentation" style:parent-style-name="默认-notes">
      <style:graphic-properties draw:fill-color="#ffffff" fo:min-height="13.364cm"/>
      <style:paragraph-properties style:writing-mode="lr-tb"/>
    </style:style>
    <style:style style:name="pr3" style:family="presentation" style:parent-style-name="默认-outline1">
      <style:graphic-properties fo:min-height="8.884cm"/>
      <style:paragraph-properties style:writing-mode="lr-tb"/>
    </style:style>
    <style:style style:name="pr4" style:family="presentation" style:parent-style-name="默认-title" style:list-style-name="L2">
      <style:graphic-properties fo:min-height="1.772cm"/>
      <style:paragraph-properties style:writing-mode="lr-tb"/>
    </style:style>
    <style:style style:name="pr5" style:family="presentation" style:parent-style-name="默认-title">
      <style:graphic-properties fo:min-height="2.629cm"/>
      <style:paragraph-properties style:writing-mode="lr-tb"/>
    </style:style>
    <style:style style:name="P1" style:family="paragraph">
      <loext:graphic-properties draw:fill-color="#ffffff"/>
      <style:paragraph-properties style:writing-mode="lr-tb"/>
    </style:style>
    <style:style style:name="P2" style:family="paragraph">
      <style:paragraph-properties fo:text-align="center"/>
    </style:style>
    <style:style style:name="P3" style:family="paragraph">
      <style:paragraph-properties fo:text-align="center" style:writing-mode="lr-tb"/>
    </style:style>
    <style:style style:name="P4" style:family="paragraph">
      <style:paragraph-properties fo:margin-top="0.5cm" fo:margin-bottom="0cm" fo:text-align="start"/>
    </style:style>
    <style:style style:name="P5" style:family="paragraph">
      <style:paragraph-properties fo:margin-top="0.5cm" fo:margin-bottom="0cm" fo:text-align="start" style:writing-mode="lr-tb"/>
    </style:style>
    <style:style style:name="P6" style:family="paragraph">
      <style:paragraph-properties style:writing-mode="lr-tb"/>
      <style:text-properties fo:font-size="24pt" style:font-size-asian="24pt" style:font-size-complex="24pt"/>
    </style:style>
    <style:style style:name="P7" style:family="paragraph">
      <loext:graphic-properties draw:fill-color="#ffffff"/>
      <style:paragraph-properties style:writing-mode="lr-tb"/>
      <style:text-properties style:font-size-asian="20pt"/>
    </style:style>
    <style:style style:name="P8" style:family="paragraph">
      <style:paragraph-properties style:writing-mode="lr-tb"/>
      <style:text-properties fo:font-size="22pt" style:font-size-asian="22pt" style:font-size-complex="22pt"/>
    </style:style>
    <style:style style:name="P9" style:family="paragraph">
      <style:paragraph-properties style:writing-mode="lr-tb"/>
    </style:style>
    <style:style style:name="P10" style:family="paragraph">
      <style:paragraph-properties fo:margin-top="0.5cm" fo:margin-bottom="0cm"/>
    </style:style>
    <style:style style:name="T1" style:family="text">
      <style:text-properties fo:font-size="40pt" style:font-size-asian="40pt" style:font-size-complex="40pt"/>
    </style:style>
    <style:style style:name="T2" style:family="text">
      <style:text-properties fo:font-size="16pt" style:font-size-asian="16pt" style:font-size-complex="16pt"/>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fo:font-size="22pt" style:font-size-asian="22pt" style:font-size-complex="22pt"/>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Noto Sans CJK SC"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CJK SC"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text-style-name="P1" draw:layer="layout" svg:width="15.8cm" svg:height="9.134cm" svg:x="6.2cm" svg:y="2.8cm" presentation:class="subtitle" presentation:user-transformed="true">
          <draw:text-box>
            <text:p><text:span text:style-name="T1">DeepProblog-Neural Probabilistic Logic Programming</text:span></text:p>
            <text:p><text:span text:style-name="T2">RedoPaper</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presentation:style-name="pr3" draw:text-style-name="P3" draw:layer="layout" svg:width="21.799cm" svg:height="8.819cm" svg:x="2.201cm" svg:y="4.6cm" presentation:class="outline" presentation:user-transformed="true">
          <draw:text-box>
            <text:list text:style-name="L2">
              <text:list-header>
                <text:p text:style-name="P2"/>
              </text:list-header>
              <text:list-item>
                <text:p text:style-name="P2"><text:s/>Analysis experiment code</text:p>
                <text:p text:style-name="P2"/>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4" draw:text-style-name="P5" draw:layer="layout" svg:width="25.199cm" svg:height="1.772cm" svg:x="1.4cm" svg:y="0.628cm" presentation:class="title" presentation:user-transformed="true">
          <draw:text-box>
            <text:list text:style-name="L2">
              <text:list-header>
                <text:p text:style-name="P4"><text:span text:style-name="T3">Analysis experiment code</text:span></text:p>
              </text:list-header>
            </text:list>
          </draw:text-box>
        </draw:frame>
        <draw:frame presentation:style-name="pr3" draw:text-style-name="P6" draw:layer="layout" svg:width="25.199cm" svg:height="9.619cm" svg:x="1.4cm" svg:y="3.2cm" presentation:class="outline" presentation:user-transformed="true">
          <draw:text-box>
            <text:list text:style-name="L2">
              <text:list-item>
                <text:p><text:span text:style-name="T4">实验原理：对于给定的</text:span><text:span text:style-name="T4">DeepProblog</text:span><text:span text:style-name="T4">程序，神经网络模型和训练集，首先从外部模型中获取当前参数</text:span><text:span text:style-name="T4">,</text:span><text:span text:style-name="T4">然后使用</text:span><text:span text:style-name="T4">ProbLog </text:span><text:span text:style-name="T4">机械计算损失及其梯度</text:span><text:span text:style-name="T4">,</text:span><text:span text:style-name="T4">最后使用这些结果来更新神经网络和概率程序中的参数来完成深度学习。</text:spa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3" draw:text-style-name="P8" draw:layer="layout" svg:width="25.199cm" svg:height="10.819cm" svg:x="1.4cm" svg:y="2.4cm" presentation:class="outline" presentation:user-transformed="true">
          <draw:text-box>
            <text:list text:style-name="L2">
              <text:list-item>
                <text:p><text:span text:style-name="T5">DeepProbLog has two requirements in python: ProbLog and PyTorch</text:span></text:p>
              </text:list-item>
              <text:list-item>
                <text:p><text:span text:style-name="T5">ProbLog</text:span><text:span text:style-name="T5">是一种基于</text:span><text:span text:style-name="T5">Prolog</text:span><text:span text:style-name="T5">的概率逻辑编程语言；</text:span><text:span text:style-name="T5">PyTorch</text:span><text:span text:style-name="T5">是一个开源的</text:span><text:span text:style-name="T5">Python</text:span><text:span text:style-name="T5">机器学习库，基于</text:span><text:span text:style-name="T5">Torch</text:span><text:span text:style-name="T5">，用于自然语言处理等应用程序。</text:span></text:p>
              </text:list-item>
              <text:list-item>
                <text:p><text:span text:style-name="T5">Main code: gradient_semiring.py</text:span><text:span text:style-name="T5">、</text:span><text:span text:style-name="T5">logic.py</text:span><text:span text:style-name="T5">、</text:span><text:span text:style-name="T5">network.py</text:span><text:span text:style-name="T5">、</text:span></text:p>
                <text:p><text:span text:style-name="T5">model.py</text:span><text:span text:style-name="T5">、</text:span><text:span text:style-name="T5">optimizer.py</text:span><text:span text:style-name="T5">、</text:span><text:span text:style-name="T5">train.py</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5" draw:text-style-name="P9" draw:layer="layout" svg:width="25.199cm" svg:height="2.629cm" svg:x="1.4cm" svg:y="0.628cm" presentation:class="title">
          <draw:text-box>
            <text:list text:style-name="L2">
              <text:list-header>
                <text:p text:style-name="P4"><text:span text:style-name="T5">1. gradient_semiring.py</text:span></text:p>
              </text:list-header>
            </text:list>
          </draw:text-box>
        </draw:frame>
        <draw:frame presentation:style-name="pr3" draw:text-style-name="P6" draw:layer="layout" svg:width="25.199cm" svg:height="9.134cm" svg:x="1.4cm" svg:y="3.685cm" presentation:class="outline" presentation:user-transformed="true">
          <draw:text-box>
            <text:list text:style-name="L2">
              <text:list-item>
                <text:p><text:span text:style-name="T6">此模块用于计算概率逻辑程序</text:span><text:span text:style-name="T4">参数的半环梯度（基于</text:span><text:span text:style-name="T4">Problog</text:span><text:span text:style-name="T4">）</text:span></text:p>
              </text:list-item>
              <text:list-item>
                <text:p><text:span text:style-name="T4">计算函数的传入参数为神经网络模型</text:span><text:span text:style-name="T4">model</text:span><text:span text:style-name="T4">和指定的梯度形状的</text:span><text:span text:style-name="T4">shape</text:span><text:span text:style-name="T4">，返回结果为概率值和梯度（长度为</text:span><text:span text:style-name="T4">shape.length</text:span><text:span text:style-name="T4">的数组）。</text:span></text:p>
              </text:list-item>
              <text:list-item>
                <text:p><text:span text:style-name="T4">此模块构造具有规则加法和乘法的概率半线来作为运算符计算</text:span><text:span text:style-name="T4">SDD</text:span><text:span text:style-name="T4">上的查询概率。</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5" draw:text-style-name="P9" draw:layer="layout" svg:width="25.199cm" svg:height="2.629cm" svg:x="1.4cm" svg:y="0.628cm" presentation:class="title">
          <draw:text-box>
            <text:list text:style-name="L2">
              <text:list-header>
                <text:p text:style-name="P4"><text:span text:style-name="T7">2. </text:span><text:span text:style-name="T5">logic.py</text:span></text:p>
              </text:list-header>
            </text:list>
          </draw:text-box>
        </draw:frame>
        <draw:frame presentation:style-name="pr3" draw:text-style-name="P6" draw:layer="layout" svg:width="25.199cm" svg:height="9.134cm" svg:x="1.4cm" svg:y="3.685cm" presentation:class="outline" presentation:user-transformed="true">
          <draw:text-box>
            <text:list text:style-name="L2">
              <text:list-item>
                <text:p text:style-name="P9"><text:span text:style-name="T6">此模块使用</text:span><text:span text:style-name="T6">Problog</text:span><text:span text:style-name="T4">处理逻辑程序。</text:span></text:p>
              </text:list-item>
              <text:list-item>
                <text:p text:style-name="P9"><text:span text:style-name="T4">extract_parameters(model)</text:span><text:span text:style-name="T4">：从外部模型</text:span><text:span text:style-name="T4">model</text:span><text:span text:style-name="T4">中提取</text:span><text:span text:style-name="T4">AD</text:span><text:span text:style-name="T4">的当前参数。</text:span></text:p>
                <text:p text:style-name="P5"><text:span text:style-name="T6">solve(model, sdd, shape)</text:span><text:span text:style-name="T6">：使用</text:span><text:span text:style-name="T5">gradient_semiring</text:span><text:span text:style-name="T4">模块的方法计算</text:span><text:span text:style-name="T4">SDD</text:span><text:span text:style-name="T4">网络的梯度和查询概率。</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默认" presentation:presentation-page-layout-name="AL2T1">
        <office:forms form:automatic-focus="false" form:apply-design-mode="false"/>
        <draw:frame presentation:style-name="pr5" draw:text-style-name="P9" draw:layer="layout" svg:width="25.199cm" svg:height="2.629cm" svg:x="1.4cm" svg:y="0.628cm" presentation:class="title">
          <draw:text-box>
            <text:list text:style-name="L2">
              <text:list-header>
                <text:p text:style-name="P4"><text:span text:style-name="T5">3. network.py</text:span></text:p>
              </text:list-header>
            </text:list>
          </draw:text-box>
        </draw:frame>
        <draw:frame presentation:style-name="pr3" draw:text-style-name="P6" draw:layer="layout" svg:width="25.199cm" svg:height="9.134cm" svg:x="1.4cm" svg:y="3.685cm" presentation:class="outline" presentation:user-transformed="true">
          <draw:text-box>
            <text:list text:style-name="L2">
              <text:list-item>
                <text:p><text:span text:style-name="T6">此模块构建</text:span><text:span text:style-name="T4">用于进行深度学习的神经网络。</text:span></text:p>
              </text:list-item>
              <text:list-item>
                <text:p><text:span text:style-name="T4">三个神经网络模型：</text:span><text:span text:style-name="T4">AD_Network</text:span><text:span text:style-name="T4">、</text:span><text:span text:style-name="T4">Fact_Network</text:span><text:span text:style-name="T4">、</text:span><text:span text:style-name="T4">Det_Network</text:span></text:p>
              </text:list-item>
              <text:list-item>
                <text:p><text:span text:style-name="T4">神经网络模型包含有处理规范化、反向传播等功能的函数。</text:span></text:p>
              </text:list-item>
            </text:list>
          </draw:text-box>
        </draw:frame>
        <presentation:notes draw:style-name="dp1">
          <office:forms form:automatic-focus="false" form:apply-design-mode="false"/>
          <draw:page-thumbnail draw:style-name="gr1"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默认" presentation:presentation-page-layout-name="AL2T1">
        <office:forms form:automatic-focus="false" form:apply-design-mode="false"/>
        <draw:frame presentation:style-name="pr5" draw:text-style-name="P9" draw:layer="layout" svg:width="25.199cm" svg:height="2.629cm" svg:x="1.4cm" svg:y="0.628cm" presentation:class="title">
          <draw:text-box>
            <text:list text:style-name="L2">
              <text:list-header>
                <text:p text:style-name="P4"><text:span text:style-name="T5">4. model.py</text:span></text:p>
              </text:list-header>
            </text:list>
          </draw:text-box>
        </draw:frame>
        <draw:frame presentation:style-name="pr3" draw:text-style-name="P6" draw:layer="layout" svg:width="25.199cm" svg:height="9.134cm" svg:x="1.4cm" svg:y="3.685cm" presentation:class="outline" presentation:user-transformed="true">
          <draw:text-box>
            <text:list text:style-name="L2">
              <text:list-item>
                <text:p text:style-name="P10"><text:span text:style-name="T6">此模块构建用于训练和测试的概率逻辑模型</text:span><text:span text:style-name="T4">problog_model</text:span></text:p>
              </text:list-item>
              <text:list-item>
                <text:p text:style-name="P10"><text:span text:style-name="T6">problog_model</text:span><text:span text:style-name="T6">由</text:span><text:span text:style-name="T6">train_model</text:span><text:span text:style-name="T6">和</text:span><text:span text:style-name="T6">test_model</text:span><text:span text:style-name="T6">组成，其中</text:span><text:span text:style-name="T4">train_model</text:span><text:span text:style-name="T4">当作外部模型用于相关的参数获取。</text:span></text:p>
              </text:list-item>
              <text:list-item>
                <text:p text:style-name="P10"><text:span text:style-name="T4">在构建的</text:span><text:span text:style-name="T4">model</text:span><text:span text:style-name="T4">中包含</text:span><text:span text:style-name="T4">SDD</text:span><text:span text:style-name="T4">网络的构建，模型梯度和准确度的计算等功能。</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默认" presentation:presentation-page-layout-name="AL2T1">
        <office:forms form:automatic-focus="false" form:apply-design-mode="false"/>
        <draw:frame presentation:style-name="pr5" draw:text-style-name="P9" draw:layer="layout" svg:width="25.199cm" svg:height="2.629cm" svg:x="1.4cm" svg:y="0.628cm" presentation:class="title">
          <draw:text-box>
            <text:list text:style-name="L2">
              <text:list-header>
                <text:p text:style-name="P4"><text:span text:style-name="T5">5. optimizer.py</text:span></text:p>
              </text:list-header>
            </text:list>
          </draw:text-box>
        </draw:frame>
        <draw:frame presentation:style-name="pr3" draw:text-style-name="P6" draw:layer="layout" svg:width="25.199cm" svg:height="9.134cm" svg:x="1.4cm" svg:y="3.685cm" presentation:class="outline" presentation:user-transformed="true">
          <draw:text-box>
            <text:list text:style-name="L2">
              <text:list-item>
                <text:p text:style-name="P10"><text:span text:style-name="T6">此模块用于概率逻辑模型的优化处理。</text:span></text:p>
                <text:p text:style-name="P10"><text:span text:style-name="T6"/></text:p>
              </text:list-item>
              <text:list-item>
                <text:p text:style-name="P10"><text:span text:style-name="T6">使用基于标准梯度下降的方法优化了概率逻辑程序和神经网络中的参数，使得概率逻辑模型的学习效果更好。</text:span></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默认" presentation:presentation-page-layout-name="AL2T1">
        <office:forms form:automatic-focus="false" form:apply-design-mode="false"/>
        <draw:frame presentation:style-name="pr5" draw:text-style-name="P9" draw:layer="layout" svg:width="25.199cm" svg:height="2.629cm" svg:x="1.4cm" svg:y="0.628cm" presentation:class="title">
          <draw:text-box>
            <text:list text:style-name="L2">
              <text:list-header>
                <text:p text:style-name="P4"><text:span text:style-name="T5">6. train.py</text:span></text:p>
              </text:list-header>
            </text:list>
          </draw:text-box>
        </draw:frame>
        <draw:frame presentation:style-name="pr3" draw:text-style-name="P6" draw:layer="layout" svg:width="25.199cm" svg:height="9.134cm" svg:x="1.4cm" svg:y="3.685cm" presentation:class="outline" presentation:user-transformed="true">
          <draw:text-box>
            <text:list text:style-name="L2">
              <text:list-item>
                <text:p text:style-name="P10"><text:span text:style-name="T6">此模块用于概率逻辑模型的训练。</text:span></text:p>
              </text:list-item>
              <text:list-item>
                <text:p text:style-name="P10"><text:span text:style-name="T6">train</text:span><text:span text:style-name="T6">函数：</text:span></text:p>
                <text:p text:style-name="P10"><text:span text:style-name="T6">对于给定的</text:span><text:span text:style-name="T6">model</text:span><text:span text:style-name="T6">和优化器，以及用于训练的查询，计算相应的损失</text:span><text:span text:style-name="T6">loss</text:span><text:span text:style-name="T6">。</text:span></text:p>
              </text:list-item>
              <text:list-item>
                <text:p text:style-name="P10"><text:span text:style-name="T6">train_model</text:span><text:span text:style-name="T6">函数：</text:span></text:p>
                <text:p text:style-name="P10"><text:span text:style-name="T6">训练模型，将训练过程的相关数据写入</text:span><text:span text:style-name="T6">logger</text:span><text:span text:style-name="T6">中。</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默认" presentation:presentation-page-layout-name="AL2T1">
        <office:forms form:automatic-focus="false" form:apply-design-mode="false"/>
        <draw:frame presentation:style-name="pr3" draw:text-style-name="P9" draw:layer="layout" svg:width="25.199cm" svg:height="9.819cm" svg:x="1.6cm" svg:y="3.981cm" presentation:class="outline" presentation:user-transformed="true">
          <draw:text-box>
            <text:list text:style-name="L2">
              <text:list-item>
                <text:p>下阶段目标：运行三个example，分析实验结果。</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微软雅黑" svg:font-family="微软雅黑" style:font-family-generic="system" style:font-pitch="variable"/>
  </office:font-face-decls>
  <office:styles>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CJK SC" style:font-family-complex="'Noto Sans CJK S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CJK SC" style:font-family-complex="'Noto Sans CJK S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false"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CJK SC" style:font-family-complex="'Noto Sans CJK S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CJK SC" style:font-family-complex="'Noto Sans CJK S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CJK SC" style:font-family-complex="'Noto Sans CJK S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默认-backgroundobjects">
      <style:graphic-properties draw:stroke="none" draw:fill="none" draw:fill-color="#ffffff" draw:auto-grow-height="false" fo:min-height="1.086cm"/>
      <style:paragraph-properties style:writing-mode="lr-tb"/>
    </style:style>
    <style:style style:name="Mpr2" style:family="presentation" style:parent-style-name="默认-backgroundobjects">
      <style:graphic-properties draw:stroke="none" draw:fill="none" draw:fill-color="#ffffff" draw:auto-grow-height="false" fo:min-height="1.485cm"/>
      <style:paragraph-properties style:writing-mode="lr-tb"/>
    </style:style>
    <style:style style:name="Mpr3" style:family="presentation" style:parent-style-name="默认-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默认" style:page-layout-name="PM1" draw:style-name="Mdp1">
      <office:forms form:automatic-focus="false" form:apply-design-mode="false"/>
      <draw:frame presentation:style-name="默认-title" draw:layer="backgroundobjects" svg:width="25.199cm" svg:height="2.629cm" svg:x="1.4cm" svg:y="0.628cm" presentation:class="title" presentation:placeholder="true">
        <draw:text-box/>
      </draw:frame>
      <draw:frame presentation:style-name="默认-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编号&gt;</text:page-number></text:span></text:p>
        </draw:text-box>
      </draw:frame>
      <presentation:notes style:page-layout-name="PM0">
        <office:forms form:automatic-focus="false" form:apply-design-mode="false"/>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1-12T19:18:39.361351709</meta:creation-date>
    <dc:date>2020-11-13T03:34:12.899000000</dc:date>
    <meta:editing-duration>PT28M6S</meta:editing-duration>
    <meta:editing-cycles>5</meta:editing-cycles>
    <meta:generator>LibreOffice/7.0.3.1$Windows_X86_64 LibreOffice_project/d7547858d014d4cf69878db179d326fc3483e082</meta:generator>
    <meta:document-statistic meta:object-count="61"/>
  </office:meta>
</office:document-meta>
</file>